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2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3"/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Game Design Document</text:p>
      <text:p text:style-name="P4"/>
      <text:p text:style-name="P4"/>
      <text:p text:style-name="P3">Site Web Interactif</text:p>
      <text:p text:style-name="P3"/>
      <text:p text:style-name="P3"/>
      <text:p text:style-name="P3"/>
      <text:p text:style-name="P5">Mazzuca Michaël</text:p>
      <text:p text:style-name="P5">Zollet Harrison</text:p>
      <text:p text:style-name="P5">Capdenat Nicolas</text:p>
      <text:list xml:id="list6576206066810821110" text:style-name="L2">
        <text:list-header>
          <text:p text:style-name="P2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  <text:p text:style-name="P8"><text:s/>1.Game Proposal<text:tab/>3</text:p>
          <text:p text:style-name="P10"><text:s/>1.1.Nom du jeu<text:tab/>3</text:p>
          <text:p text:style-name="P10"><text:s/>1.2. Genre<text:tab/>3</text:p>
          <text:p text:style-name="P10"><text:s/>1.3. Pitch<text:tab/>3</text:p>
          <text:p text:style-name="P10"><text:s/>1.4. Plateforme<text:tab/>3</text:p>
          <text:p text:style-name="P10"><text:s/>1.5. Cible<text:tab/>3</text:p>
          <text:p text:style-name="P10"><text:s/>1.6.Modèle économique<text:tab/>3</text:p>
          <text:p text:style-name="P10"><text:s/>1.7. But<text:tab/>3</text:p>
          <text:p text:style-name="P11"><text:s/>a)Pour le PVE<text:tab/>3</text:p>
          <text:p text:style-name="P11"><text:s/>b)Pour le PVP<text:tab/>3</text:p>
          <text:p text:style-name="P10"><text:s/>1.8.Game experience<text:tab/>4</text:p>
          <text:p text:style-name="P10"><text:s/>1.9.Motivation du joueur<text:tab/>4</text:p>
          <text:p text:style-name="P10"><text:s/>1.10.Unique selling points<text:tab/>4</text:p>
          <text:p text:style-name="P8"><text:s/>2.Strcuture de jeu<text:tab/>4</text:p>
          <text:p text:style-name="P10"><text:s/>2.1.Mode de jeu<text:tab/>4</text:p>
          <text:p text:style-name="P10"><text:s/>2.2.Niveau de difficulté<text:tab/>4</text:p>
          <text:p text:style-name="P10"><text:s/>2.3.Durée d'un partie<text:tab/>4</text:p>
          <text:p text:style-name="P10"><text:s/>2.4.Sauvegarde<text:tab/>4</text:p>
          <text:p text:style-name="P10"><text:s/>2.5.Chargement<text:tab/>4</text:p>
        </text:index-body>
      </text:table-of-content>
      <text:list xml:id="list30396973" text:continue-numbering="true" text:style-name="L2">
        <text:list-header>
          <text:p text:style-name="P2"/>
        </text:list-header>
      </text:list>
      <text:h text:style-name="P13" text:outline-level="1">Game Proposal</text:h>
      <text:p text:style-name="Text_20_body"/>
      <text:h text:style-name="Heading_20_2" text:outline-level="2">Nom du jeu</text:h>
      <text:p text:style-name="Text_20_body"><text:tab/><text:tab/>« A goblin's history » reste à définir</text:p>
      <text:h text:style-name="Heading_20_2" text:outline-level="2"><text:tab/>Genre</text:h>
      <text:p text:style-name="Text_20_body"><text:tab/><text:tab/>Jeu de stratégie et de gestion de personnage.</text:p>
      <text:h text:style-name="Heading_20_2" text:outline-level="2"><text:tab/>Pitch</text:h>
      <text:p text:style-name="P6"><text:tab/><text:tab/>L'utilisateur va devoir gérer un ou plusieurs personnages, il les fera évoluer au fil des <text:tab/><text:tab/>ses aventures/donjon pour atteindre les plus haut niveau où des défis impressionnant <text:tab/><text:tab/>l'attendront.</text:p>
      <text:h text:style-name="Heading_20_2" text:outline-level="2"><text:tab/>Plateforme</text:h>
      <text:p text:style-name="Text_20_body"><text:tab/><text:tab/>Le jeu sera conçu pour être jouable sur navigateur d'ordinateur ainsi que sur <text:tab/><text:tab/><text:tab/>smartphone.</text:p>
      <text:h text:style-name="Heading_20_2" text:outline-level="2"><text:tab/>Cible</text:h>
      <text:p text:style-name="Text_20_body"><text:tab/><text:tab/></text:p>
      <text:p text:style-name="Text_20_body"/>
      <text:h text:style-name="Heading_20_2" text:outline-level="2">Modèle économique</text:h>
      <text:p text:style-name="Text_20_body"><text:tab/><text:tab/>Ce sera un jeu gratuit, pourquoi pas imaginé des pub ou une boutique ingame.</text:p>
      <text:p text:style-name="Text_20_body"/>
      <text:h text:style-name="Heading_20_2" text:outline-level="2"><text:tab/>But</text:h>
      <text:p text:style-name="Text_20_body"><text:tab/><text:tab/>Le tout premier but pour l'utilisateur sera de gagner de l'expérience pour monter de <text:tab/><text:tab/>niveau.</text:p>
      <text:h text:style-name="Heading_20_3" text:outline-level="3">Pour le PVE</text:h>
      <text:p text:style-name="Text_20_body"><text:tab/><text:tab/>Après avoir atteint le niveau requis l'utilisateur aura accès au donjon d'une grande <text:tab/><text:tab/>difficulté qui nécessite <text:s/>plusieurs utilisateur mais la récompense n'en est que plus <text:tab/><text:tab/>grande.</text:p>
      <text:h text:style-name="Heading_20_3" text:outline-level="3">Pour le PVP</text:h>
      <text:p text:style-name="Text_20_body"><text:tab/><text:tab/>(Apres tout pourquoi pas) Le but sera d’être le meilleur joueur.</text:p>
      <text:h text:style-name="P14" text:outline-level="2">Game experience</text:h>
      <text:list xml:id="list3836270172206392384" text:style-name="L3">
        <text:list-item>
          <text:p text:style-name="P7">Prendre plaisir à voir son personnage gagner en puissance.</text:p>
        </text:list-item>
        <text:list-item>
          <text:p text:style-name="P7">Un gamplay à la fois simple et intéressant tourné sur la stratégie.</text:p>
        </text:list-item>
        <text:list-item>
          <text:p text:style-name="P7">Une gestion de personnage poussé, une vraie optimisation possible.</text:p>
        </text:list-item>
        <text:list-item>
          <text:p text:style-name="P7">Pouvoir jouer avec ou contre d'autre joueur (guilde ? Clan?) </text:p>
        </text:list-item>
      </text:list>
      <text:h text:style-name="Heading_20_2" text:outline-level="2">Motivation du joueur</text:h>
      <text:p text:style-name="Text_20_body"><text:tab/><text:tab/><text:span text:style-name="T1">A la session :</text:span><text:span text:style-name="T2"> Optimiser son personnage le mieux possible, réussir un donjon, gagner <text:tab/><text:tab/><text:tab/><text:tab/>quelque niveau ou quelque pièces d'équipements.</text:span></text:p>
      <text:p text:style-name="Text_20_body"><text:span text:style-name="T2"><text:tab/><text:tab/></text:span><text:span text:style-name="T1">A la fin :</text:span><text:span text:style-name="T2"> Avoir un personnage optimisé correctement avec le meilleur équipement <text:tab/><text:tab/><text:tab/><text:tab/>possible, capable de surmonter tous les défis du jeu. (systeme de Haut <text:tab/><text:tab/><text:tab/><text:tab/>fait?)</text:span></text:p>
      <text:h text:style-name="Heading_20_2" text:outline-level="2"><text:span text:style-name="T2">Unique selling points</text:span></text:h>
      <text:p text:style-name="Text_20_body"><text:span text:style-name="T2"><text:tab/><text:tab/>…</text:span></text:p>
      <text:h text:style-name="Heading_20_1" text:outline-level="1"><text:span text:style-name="T2">Strcuture de jeu</text:span></text:h>
      <text:p text:style-name="Text_20_body"><text:span text:style-name="T2"/></text:p>
      <text:h text:style-name="Heading_20_2" text:outline-level="2"><text:span text:style-name="T2">Mode de jeu</text:span></text:h>
      <text:p text:style-name="Text_20_body"><text:span text:style-name="T2"><text:tab/><text:tab/>Ce jeu sera jouable en solo et multijoueur (le contenu PVE hl sera uniquement du <text:tab/><text:tab/>multijoueur, pour le pvp cela reste a voir).</text:span></text:p>
      <text:h text:style-name="Heading_20_2" text:outline-level="2"><text:span text:style-name="T2">Niveau de difficulté</text:span></text:h>
      <text:p text:style-name="Text_20_body"><text:span text:style-name="T2"><text:tab/><text:tab/>Pour ma part je pense que le niveau de difficulté va varier en fonction des niveaux. <text:tab/><text:tab/>Une fois arrivé au contenu HL il y aura plusieurs niveau de difficulté.</text:span></text:p>
      <text:h text:style-name="Heading_20_2" text:outline-level="2"><text:span text:style-name="T2">Durée d'un partie</text:span></text:h>
      <text:p text:style-name="Text_20_body"><text:span text:style-name="T2"><text:tab/><text:tab/>???</text:span></text:p>
      <text:h text:style-name="Heading_20_2" text:outline-level="2"><text:span text:style-name="T2">Sauvegarde</text:span></text:h>
      <text:p text:style-name="Text_20_body"><text:span text:style-name="T2"><text:tab/><text:tab/>Base de données en ligne ?</text:span></text:p>
      <text:h text:style-name="Heading_20_2" text:outline-level="2"><text:span text:style-name="T2">Chargement</text:span></text:h>
      <text:p text:style-name="Text_20_body"><text:span text:style-name="T2"><text:tab/><text:tab/>Base de données en ligne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/>
      </style:paragraph-properties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82cm" fo:margin-bottom="0.61cm" fo:line-height="15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.041cm" style:auto-text-indent="false" fo:background-color="transparent" style:shadow="none">
        <style:tab-stops/>
        <style:background-image/>
      </style:paragraph-properties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36cm" fo:margin-right="0cm" fo:text-indent="0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01cm" fo:margin-right="0cm" fo:text-indent="0.4cm" style:auto-text-indent="false">
        <style:tab-stops/>
      </style:paragraph-properties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3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1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6T08:52:08.80</meta:creation-date>
    <dc:date>2017-06-06T10:22:33.26</dc:date>
    <meta:editing-duration>PT42M3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4" meta:paragraph-count="66" meta:word-count="419" meta:character-count="2505"/>
  </office:meta>
</office:document-meta>
</file>